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-color="#bf819e" draw:textarea-horizontal-align="justify" draw:textarea-vertical-align="middle" draw:auto-grow-height="false" fo:min-height="1.25cm" fo:min-width="1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cm" fo:min-width="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bf819e" draw:textarea-horizontal-align="justify" draw:textarea-vertical-align="middle" draw:auto-grow-height="false" fo:min-height="1.25cm" fo:min-width="1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8cm" draw:marker-end-width="0.28cm" draw:fill-color="#bf819e" draw:textarea-horizontal-align="justify" draw:textarea-vertical-align="middle" draw:auto-grow-height="false" fo:min-height="1.196cm" fo:min-width="0.946cm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0.9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bf819e" draw:textarea-horizontal-align="justify" draw:textarea-vertical-align="middle" draw:auto-grow-height="false" fo:min-height="1.198cm" fo:min-width="0.948cm" fo:padding-top="0.151cm" fo:padding-bottom="0.151cm" fo:padding-left="0.276cm" fo:padding-right="0.276cm"/>
    </style:style>
    <style:style style:name="P1" style:family="paragraph">
      <loext:graphic-properties draw:fill-color="#bf819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3.75cm" svg:y="1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3.75cm" svg:y="3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3.7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3.75cm" svg:y="6.2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3.75cm" svg:y="7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.75cm" svg:y="9.2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3.75cm" svg:y="10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3.75cm" svg:y="12.2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2.26cm" svg:y="1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.26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2.26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.26cm" svg:y="4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2.26cm" svg:y="6.2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.26cm" svg:y="7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2.26cm" svg:y="9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2.26cm" svg:y="10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6.728cm" svg:y="1.7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6.728cm" svg:y="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6.728cm" svg:y="4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6.728cm" svg:y="6.2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6.728cm" svg:y="7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6.728cm" svg:y="9.2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6.728cm" svg:y="10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6.728cm" svg:y="12.2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5.238cm" svg:y="1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5.238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5.238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5.238cm" svg:y="4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5.238cm" svg:y="6.2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5.238cm" svg:y="7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5.238cm" svg:y="9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5.238cm" svg:y="10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9.716cm" svg:y="1.7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9.716cm" svg:y="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9.716cm" svg:y="4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9.716cm" svg:y="6.2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9.716cm" svg:y="7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9.716cm" svg:y="9.2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9.716cm" svg:y="10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9.716cm" svg:y="12.2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8.226cm" svg:y="1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8.226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8.226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8.226cm" svg:y="4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8.226cm" svg:y="6.2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8.226cm" svg:y="7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8.226cm" svg:y="9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8.226cm" svg:y="10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2.696cm" svg:y="1.7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2.696cm" svg:y="3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12.696cm" svg:y="4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2.696cm" svg:y="6.2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2.696cm" svg:y="7.7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2.696cm" svg:y="9.2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2.696cm" svg:y="10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2.696cm" svg:y="12.2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1.206cm" svg:y="1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1.206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cm" svg:height="1.5cm" svg:x="11.206cm" svg:y="3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1.206cm" svg:y="4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1.206cm" svg:y="6.2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1.206cm" svg:y="7.7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1.206cm" svg:y="9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5cm" svg:x="11.206cm" svg:y="10.74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2T17:31:05.416255325</meta:creation-date>
    <dc:date>2024-01-22T17:40:41.062858079</dc:date>
    <meta:editing-duration>PT9M36S</meta:editing-duration>
    <meta:editing-cycles>1</meta:editing-cycles>
    <meta:generator>LibreOffice/7.3.7.2$Linux_X86_64 LibreOffice_project/30$Build-2</meta:generator>
    <meta:document-statistic meta:object-count="64"/>
  </office:meta>
</office:document-meta>
</file>